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weight="bold" style:font-weight-asian="bold" style:font-weight-complex="bold"/>
    </style:style>
    <style:style style:name="P3" style:family="paragraph" style:parent-style-name="Text_20_body">
      <style:paragraph-properties fo:padding="0.0291in" fo:border-left="none" fo:border-right="none" fo:border-top="none" fo:border-bottom="0.06pt solid #000000" style:join-border="false"/>
    </style:style>
    <style:style style:name="P4" style:family="paragraph" style:parent-style-name="Standard">
      <style:text-properties style:font-name="monospace" fo:font-size="11.25pt" officeooo:paragraph-rsid="0004dfd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04df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udo apt-get install ros-<text:span text:style-name="T3">kinetic</text:span>-gazebo-ros-pkgs ros-<text:span text:style-name="T3">kinetic</text:span>-gazebo-msgs ros-<text:span text:style-name="T3">kinetic</text:span>-gazebo-plugins ros-<text:span text:style-name="T3">kinetic</text:span>-gazebo-ros-control</text:p>
      <text:p text:style-name="Text_20_body"/>
      <text:h text:style-name="Heading_20_1" text:outline-level="1">Rover Design</text:h>
      <text:p text:style-name="Text_20_body"/>
      <text:p text:style-name="Text_20_body">Creo pacchetto sotto WS/src</text:p>
      <text:p text:style-name="Text_20_body"/>
      <text:p text:style-name="P2">ROVER1</text:p>
      <text:p text:style-name="Text_20_body"/>
      <text:p text:style-name="P1">catkin_create_pkg rover1 roscpp tf geometry_msgs urdf rviz xacro</text:p>
      <text:p text:style-name="Text_20_body"/>
      <text:p text:style-name="Text_20_body"><text:span text:style-name="Strong_20_Emphasis">Conversion of xacro to URDF</text:span></text:p>
      <text:p text:style-name="Text_20_body">After designing the xacro file, we can use the following command to convert it into a UDRF file:</text:p>
      <text:p text:style-name="Text_20_body"><text:span text:style-name="Strong_20_Emphasis">$ rosrun xacro xacro.py pan_tilt.xacro &gt; pan_tilt_generated.urdf</text:span></text:p>
      <text:p text:style-name="Text_20_body"/>
      <text:p text:style-name="Text_20_body">TEST</text:p>
      <text:p text:style-name="Text_20_body"/>
      <text:p text:style-name="P1">roslaunch rover1 view_mobile_robot.launch</text:p>
      <text:p text:style-name="P1"/>
      <text:p text:style-name="P1">Launch the Gazebo with complete simulation settings using the following command: </text:p>
      <text:p text:style-name="Text_20_body"><text:span text:style-name="Strong_20_Emphasis"><text:span text:style-name="T2">$ roslaunch rover_gazebo rover_gazebo_full.launch</text:span></text:span><text:span text:style-name="T2"> </text:span></text:p>
      <text:p text:style-name="Text_20_body"/>
      <text:p text:style-name="Text_20_body">Start the teleop node:</text:p>
      <text:p text:style-name="Text_20_body"><text:span text:style-name="Strong_20_Emphasis">$ roslaunch </text:span><text:span text:style-name="Strong_20_Emphasis"><text:span text:style-name="T2">rover</text:span></text:span><text:span text:style-name="Strong_20_Emphasis">_control keyboard_teleop.launch</text:span></text:p>
      <text:p text:style-name="Text_20_body">Start RViz to visualize the robot state and laser data:</text:p>
      <text:p text:style-name="Text_20_body"/>
      <text:p text:style-name="Text_20_body"><text:span text:style-name="Strong_20_Emphasis">$ rosrun rviz rviz</text:span></text:p>
      <text:p text:style-name="Text_20_body">Add Fixed Frame : /odom, add Laser Scan and the topic as /scan to view the laser scan data and add the Robot model to view the robot model.</text:p>
      <text:p text:style-name="Text_20_body"/>
      <text:p text:style-name="Text_20_body"/>
      <text:p text:style-name="Text_20_body">In the teleop terminal, we can use some keys (<text:span text:style-name="Emphasis">U</text:span>,<text:span text:style-name="Emphasis"> I</text:span>,<text:span text:style-name="Emphasis"> O</text:span>,<text:span text:style-name="Emphasis"> J</text:span>,<text:span text:style-name="Emphasis"> K</text:span>,<text:span text:style-name="Emphasis"> L</text:span>,<text:span text:style-name="Emphasis"> M</text:span>, "<text:span text:style-name="Emphasis">,</text:span>" , "<text:span text:style-name="Emphasis">.</text:span>") for direction adjustment and other keys (<text:span text:style-name="Emphasis">Q</text:span>, <text:span text:style-name="Emphasis">Z</text:span>, <text:span text:style-name="Emphasis">W</text:span>, <text:span text:style-name="Emphasis">X</text:span>, <text:span text:style-name="Emphasis">E</text:span>, <text:span text:style-name="Emphasis">C</text:span>, <text:span text:style-name="Emphasis">K</text:span>, space key) for speed adjustments. Here is the screenshot showing the robot moving in Gazebo using teleop and its visualization in RViz. </text:p>
      <text:p text:style-name="Text_20_body"/>
      <text:p text:style-name="Text_20_body"/>
      <text:p text:style-name="Text_20_body"/>
      <text:p text:style-name="Text_20_body"><text:soft-page-break/></text:p>
      <text:p text:style-name="Text_20_body"/>
      <text:p text:style-name="Text_20_body"/>
      <text:h text:style-name="Heading_20_2" text:outline-level="2">NAVIGATION</text:h>
      <text:p text:style-name="Text_20_body"/>
      <text:p text:style-name="Text_20_body"/>
      <text:p text:style-name="Text_20_body"><text:span text:style-name="Strong_20_Emphasis">sudo apt-get install ros-kinetic-navigation</text:span> </text:p>
      <text:p text:style-name="Text_20_body"/>
      <text:p text:style-name="Text_20_body">Start the robot simulation by using Willow Garage world: </text:p>
      <text:p text:style-name="Text_20_body"><text:span text:style-name="Strong_20_Emphasis">$ roslaunch rover_gazebo rover_gazebo_full.launch</text:span> </text:p>
      <text:p text:style-name="Text_20_body">Start the gmapping launch file by using the following command:</text:p>
      <text:p text:style-name="Text_20_body"><text:span text:style-name="Strong_20_Emphasis">$ roslaunch rover_gazebo gmapping.launch</text:span></text:p>
      <text:p text:style-name="Text_20_body">The robot can map its environment only if it covers the entire area.</text:p>
      <text:p text:style-name="Text_20_body"><text:span text:style-name="Strong_20_Emphasis">$ roslaunch rover_control keyboard_teleop.launch</text:span></text:p>
      <text:p text:style-name="Text_20_body"/>
      <text:p text:style-name="P3"/>
      <text:p text:style-name="Text_20_body"/>
      <text:p text:style-name="Text_20_body">  <text:span text:style-name="T1">joint_state_publisher</text:span>: This tool is very useful while designing robot models using URDF. This package contains a node called joint_state_publisher, which reads the robot model description, finds all joints, and publishes joint values to all nonfixed joints using GUI sliders. The user can interact with each robot joint using this tool and can visualize using RViz. While designing URDF, the user can verify the rotation and translation of each joint using this tool. We can discuss more about thejoint_state_publisher node and its usage in the upcoming chapter. </text:p>
      <text:p text:style-name="Text_20_body"/>
      <text:p text:style-name="Text_20_body">kdl_parser: <text:span text:style-name="Strong_20_Emphasis">Kinematic and Dynamics Library</text:span> (<text:span text:style-name="Strong_20_Emphasis">KDL</text:span>) is an ROS package that contains parser tools to build a KDL tree from the URDF representation. The kinematic tree can be used to publish the joint states and also to forward and inverse kinematics of the robot.</text:p>
      <text:p text:style-name="Text_20_body">·        <text:span text:style-name="T1">robot_state_publisher</text:span>: This package reads the current robot joint states and publishes the 3D poses of each robot link using the kinematics tree build from the URDF. The 3D pose of the robot is published as ROS tf (transform). ROS tf publishes the relationship between coordinates frames of a robo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MS Gothic" style:font-family-asian="'MS Gothic'"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MS Gothic" style:font-family-asian="'MS Gothic'"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37M39S</meta:editing-duration>
    <meta:editing-cycles>19</meta:editing-cycles>
    <meta:generator>LibreOffice/5.1.4.2$Linux_X86_64 LibreOffice_project/10m0$Build-2</meta:generator>
    <dc:date>2016-10-05T23:55:55.126136744</dc:date>
    <meta:document-statistic meta:table-count="0" meta:image-count="0" meta:object-count="0" meta:page-count="2" meta:paragraph-count="29" meta:word-count="405" meta:character-count="2671" meta:non-whitespace-character-count="2279"/>
    <meta:user-defined meta:name="Info 1"/>
    <meta:user-defined meta:name="Info 2"/>
    <meta:user-defined meta:name="Info 3"/>
    <meta:user-defined meta:name="Info 4"/>
  </office:meta>
</office:document-meta>
</file>